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88ae" officeooo:paragraph-rsid="000988ae"/>
    </style:style>
    <style:style style:name="P2" style:family="paragraph" style:parent-style-name="Text_20_body" style:list-style-name="L1">
      <style:text-properties officeooo:rsid="000988ae" officeooo:paragraph-rsid="000988ae"/>
    </style:style>
    <style:style style:name="P3" style:family="paragraph" style:parent-style-name="Text_20_body" style:list-style-name="L1">
      <style:text-properties officeooo:rsid="000988ae" officeooo:paragraph-rsid="0009b067"/>
    </style:style>
    <style:style style:name="P4" style:family="paragraph" style:parent-style-name="Text_20_body" style:list-style-name="L1">
      <style:text-properties officeooo:rsid="000988ae" officeooo:paragraph-rsid="000ba223"/>
    </style:style>
    <style:style style:name="P5" style:family="paragraph" style:parent-style-name="Text_20_body" style:list-style-name="L1">
      <style:text-properties officeooo:rsid="000988ae" officeooo:paragraph-rsid="000c2bfc"/>
    </style:style>
    <style:style style:name="P6" style:family="paragraph" style:parent-style-name="Text_20_body">
      <style:text-properties officeooo:rsid="000988ae" officeooo:paragraph-rsid="0009b067"/>
    </style:style>
    <style:style style:name="P7" style:family="paragraph" style:parent-style-name="Text_20_body">
      <style:text-properties officeooo:rsid="000988ae" officeooo:paragraph-rsid="000ba223"/>
    </style:style>
    <style:style style:name="P8" style:family="paragraph" style:parent-style-name="Text_20_body">
      <style:text-properties officeooo:rsid="000988ae" officeooo:paragraph-rsid="000c2bfc"/>
    </style:style>
    <style:style style:name="P9" style:family="paragraph" style:parent-style-name="Text_20_body">
      <style:text-properties officeooo:paragraph-rsid="000988ae"/>
    </style:style>
    <style:style style:name="P10" style:family="paragraph" style:parent-style-name="Text_20_body" style:list-style-name="L1">
      <style:text-properties officeooo:paragraph-rsid="000988ae"/>
    </style:style>
    <style:style style:name="P11" style:family="paragraph" style:parent-style-name="Text_20_body" style:list-style-name="L1">
      <style:text-properties officeooo:paragraph-rsid="0009b067"/>
    </style:style>
    <style:style style:name="P12" style:family="paragraph" style:parent-style-name="Text_20_body" style:list-style-name="L1">
      <style:text-properties officeooo:paragraph-rsid="000ba223"/>
    </style:style>
    <style:style style:name="P13" style:family="paragraph" style:parent-style-name="Text_20_body" style:list-style-name="L1">
      <style:text-properties officeooo:paragraph-rsid="000c2bfc"/>
    </style:style>
    <style:style style:name="P14" style:family="paragraph" style:parent-style-name="Text_20_body" style:list-style-name="L1">
      <style:text-properties officeooo:paragraph-rsid="000988ae" fo:background-color="#00a933"/>
    </style:style>
    <style:style style:name="P15" style:family="paragraph" style:parent-style-name="Text_20_body" style:list-style-name="L1">
      <style:text-properties officeooo:paragraph-rsid="0009b067" fo:background-color="#00a933"/>
    </style:style>
    <style:style style:name="P16" style:family="paragraph" style:parent-style-name="Text_20_body" style:list-style-name="L1">
      <style:text-properties officeooo:paragraph-rsid="000ba223" fo:background-color="#00a933"/>
    </style:style>
    <style:style style:name="P17" style:family="paragraph" style:parent-style-name="Text_20_body" style:list-style-name="L1">
      <style:text-properties officeooo:paragraph-rsid="000c2bfc" fo:background-color="#00a933"/>
    </style:style>
    <style:style style:name="P18" style:family="paragraph" style:parent-style-name="Text_20_body">
      <style:text-properties officeooo:rsid="0009b067" officeooo:paragraph-rsid="0009b067"/>
    </style:style>
    <style:style style:name="P19" style:family="paragraph" style:parent-style-name="Text_20_body" style:list-style-name="L1">
      <style:text-properties officeooo:rsid="0009b067" officeooo:paragraph-rsid="0009b067"/>
    </style:style>
    <style:style style:name="P20" style:family="paragraph" style:parent-style-name="Text_20_body" style:list-style-name="L1">
      <style:text-properties officeooo:rsid="0009b067" officeooo:paragraph-rsid="000ba223"/>
    </style:style>
    <style:style style:name="P21" style:family="paragraph" style:parent-style-name="Text_20_body" style:list-style-name="L1">
      <style:text-properties officeooo:rsid="0009b067" officeooo:paragraph-rsid="000c2bfc"/>
    </style:style>
    <style:style style:name="P22" style:family="paragraph" style:parent-style-name="Text_20_body">
      <style:text-properties officeooo:rsid="0009b067" officeooo:paragraph-rsid="000ba223"/>
    </style:style>
    <style:style style:name="P23" style:family="paragraph" style:parent-style-name="Text_20_body">
      <style:text-properties officeooo:rsid="0009b067" officeooo:paragraph-rsid="000c2bfc"/>
    </style:style>
    <style:style style:name="P24" style:family="paragraph" style:parent-style-name="Text_20_body">
      <style:text-properties officeooo:paragraph-rsid="0009b067"/>
    </style:style>
    <style:style style:name="P25" style:family="paragraph" style:parent-style-name="Text_20_body">
      <style:text-properties officeooo:paragraph-rsid="000ba223"/>
    </style:style>
    <style:style style:name="P26" style:family="paragraph" style:parent-style-name="Text_20_body" style:list-style-name="L1">
      <style:text-properties officeooo:rsid="000ba223" officeooo:paragraph-rsid="000ba223"/>
    </style:style>
    <style:style style:name="P27" style:family="paragraph" style:parent-style-name="Text_20_body" style:list-style-name="L1">
      <style:text-properties officeooo:rsid="000ba223" officeooo:paragraph-rsid="000c2bfc"/>
    </style:style>
    <style:style style:name="P28" style:family="paragraph" style:parent-style-name="Text_20_body">
      <style:text-properties officeooo:rsid="000ba223" officeooo:paragraph-rsid="000ba223"/>
    </style:style>
    <style:style style:name="P29" style:family="paragraph" style:parent-style-name="Text_20_body">
      <style:text-properties officeooo:paragraph-rsid="000c2bfc"/>
    </style:style>
    <style:style style:name="P30" style:family="paragraph" style:parent-style-name="Text_20_body" style:list-style-name="L1">
      <style:text-properties officeooo:rsid="000dd9ca" officeooo:paragraph-rsid="000dd9ca"/>
    </style:style>
    <style:style style:name="P31" style:family="paragraph" style:parent-style-name="Text_20_body">
      <style:paragraph-properties fo:break-before="page"/>
      <style:text-properties officeooo:rsid="0009b067" officeooo:paragraph-rsid="0009b067"/>
    </style:style>
    <style:style style:name="P32" style:family="paragraph" style:parent-style-name="Heading_20_1">
      <style:paragraph-properties fo:break-before="page"/>
      <style:text-properties officeooo:paragraph-rsid="000988ae"/>
    </style:style>
    <style:style style:name="P33" style:family="paragraph" style:parent-style-name="Heading_20_2">
      <style:paragraph-properties fo:break-before="page"/>
      <style:text-properties officeooo:paragraph-rsid="0009b067"/>
    </style:style>
    <style:style style:name="P34" style:family="paragraph" style:parent-style-name="Heading_20_2">
      <style:paragraph-properties fo:break-before="page"/>
      <style:text-properties officeooo:paragraph-rsid="000ba223"/>
    </style:style>
    <style:style style:name="P35" style:family="paragraph" style:parent-style-name="Heading_20_2">
      <style:paragraph-properties fo:break-before="page"/>
      <style:text-properties officeooo:paragraph-rsid="000c2bfc"/>
    </style:style>
    <style:style style:name="P36" style:family="paragraph">
      <style:paragraph-properties fo:text-align="center"/>
    </style:style>
    <style:style style:name="T1" style:family="text">
      <style:text-properties officeooo:rsid="000988ae"/>
    </style:style>
    <style:style style:name="T2" style:family="text">
      <style:text-properties fo:background-color="#ff0000" loext:char-shading-value="0"/>
    </style:style>
    <style:style style:name="T3" style:family="text">
      <style:text-properties officeooo:rsid="000988ae" fo:background-color="#ff0000" loext:char-shading-value="0"/>
    </style:style>
    <style:style style:name="T4" style:family="text">
      <style:text-properties fo:background-color="#00a933" loext:char-shading-value="0"/>
    </style:style>
    <style:style style:name="T5" style:family="text">
      <style:text-properties officeooo:rsid="000988ae" fo:background-color="#00a933" loext:char-shading-value="0"/>
    </style:style>
    <style:style style:name="T6" style:family="text">
      <style:text-properties officeooo:rsid="0009b067"/>
    </style:style>
    <style:style style:name="T7" style:family="text">
      <style:text-properties officeooo:rsid="000c2bfc"/>
    </style:style>
    <style:style style:name="T8" style:family="text">
      <style:text-properties officeooo:rsid="000dd9ca"/>
    </style:style>
    <style:style style:name="T9" style:family="text">
      <style:text-properties officeooo:rsid="000dd9ca" fo:background-color="transparent" loext:char-shading-value="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776cm" fo:min-width="0.7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mal Munch – Gerador</text:p>
      <text:p text:style-name="Text_20_body"/>
      <text:p text:style-name="Text_20_body"/>
      <text:p text:style-name="Text_20_body">$r1 - registrador 1</text:p>
      <text:p text:style-name="Text_20_body">$r2 - registrador 2</text:p>
      <text:p text:style-name="Text_20_body">$r3 - registrador 3</text:p>
      <text:p text:style-name="Text_20_body">$t <text:s/>- registrador temporario</text:p>
      <text:p text:style-name="Text_20_body">C <text:s text:c="2"/>- constante</text:p>
      <text:p text:style-name="P28"/>
      <text:h text:style-name="P32" text:outline-level="1"><text:span text:style-name="T1">1. Operações binárias</text:span></text:h>
      <text:h text:style-name="Heading_20_2" text:outline-level="2">1.1.<text:span text:style-name="T6">IF ==</text:span></text:h>
      <text:p text:style-name="P18"/>
      <text:p text:style-name="P1">AST: IF($r1,<text:span text:style-name="T4"> <text:s text:c="7"/></text:span>,<text:span text:style-name="T2"> <text:s text:c="6"/></text:span>)</text:p>
      <text:p text:style-name="P9">Código: </text:p>
      <text:list xml:id="list2728083277" text:style-name="L1">
        <text:list-item>
          <text:p text:style-name="P10">bne $r1, $zero, <text:span text:style-name="T1">else</text:span></text:p>
        </text:list-item>
        <text:list-item>
          <text:p text:style-name="P14"><text:s text:c="25"/></text:p>
        </text:list-item>
        <text:list-item>
          <text:p text:style-name="P2">j fim_if</text:p>
        </text:list-item>
        <text:list-item>
          <text:p text:style-name="P2">else: <text:span text:style-name="T2"><text:s text:c="16"/></text:span></text:p>
        </text:list-item>
        <text:list-item>
          <text:p text:style-name="P2">fim_if:</text:p>
        </text:list-item>
      </text:list>
      <text:p text:style-name="P18"/>
      <text:p text:style-name="P18"/>
      <text:p text:style-name="P18"/>
      <text:p text:style-name="P18"/>
      <text:p text:style-name="P1">AST: IF(==($r1,$r2),<text:span text:style-name="T4"> <text:s text:c="7"/></text:span>,<text:span text:style-name="T2"> <text:s text:c="6"/></text:span>)</text:p>
      <text:p text:style-name="P9"><text:span text:style-name="T1">Código:</text:span></text:p>
      <text:list xml:id="list114146331474198" text:continue-numbering="true" text:style-name="L1">
        <text:list-item>
          <text:p text:style-name="P10">bne $r1, $<text:span text:style-name="T1">r2</text:span>, <text:span text:style-name="T1">else</text:span></text:p>
        </text:list-item>
        <text:list-item>
          <text:p text:style-name="P14"><text:tab/><text:tab/></text:p>
        </text:list-item>
        <text:list-item>
          <text:p text:style-name="P2">j fim_if</text:p>
        </text:list-item>
        <text:list-item>
          <text:p text:style-name="P2">else: <text:span text:style-name="T2"><text:tab/><text:tab/></text:span></text:p>
        </text:list-item>
        <text:list-item>
          <text:p text:style-name="P2">fim_if:</text:p>
        </text:list-item>
      </text:list>
      <text:p text:style-name="P1"><draw:custom-shape text:anchor-type="paragraph" draw:z-index="0" draw:name="Forma1" draw:style-name="gr1" draw:text-style-name="P36" svg:width="1.094cm" svg:height="1.094cm" svg:x="3.565cm" svg:y="0.94cm"><text:p text:style-name="P36">=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1" draw:text-style-name="P36" svg:width="1.094cm" svg:height="1.094cm" svg:x="5.565cm" svg:y="2.94cm"><text:p text:style-name="P36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1" draw:text-style-name="P36" svg:width="1.094cm" svg:height="1.094cm" svg:x="1.565cm" svg:y="2.94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Forma3" draw:style-name="gr2" draw:text-style-name="P36" svg:x1="3.842cm" svg:y1="1.953cm" svg:x2="2.422cm" svg:y2="3.373cm"><text:p/></draw:line><draw:line text:anchor-type="paragraph" draw:z-index="4" draw:name="Forma2" draw:style-name="gr2" draw:text-style-name="P36" svg:x1="4.382cm" svg:y1="1.969cm" svg:x2="5.885cm" svg:y2="3.472cm"><text:p/></draw:line>AST:</text:p>
      <text:p text:style-name="P1"/>
      <text:p text:style-name="P31"><draw:custom-shape text:anchor-type="paragraph" draw:z-index="5" draw:name="Forma1" draw:style-name="gr1" draw:text-style-name="P36" svg:width="1.094cm" svg:height="1.094cm" svg:x="3.565cm" svg:y="6.941cm"><text:p text:style-name="P36">=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" draw:style-name="gr1" draw:text-style-name="P36" svg:width="1.094cm" svg:height="1.094cm" svg:x="5.565cm" svg:y="8.941cm"><text:p text:style-name="P36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1" draw:text-style-name="P36" svg:width="1.094cm" svg:height="1.094cm" svg:x="1.565cm" svg:y="8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Forma2" draw:style-name="gr2" draw:text-style-name="P36" svg:x1="4.382cm" svg:y1="7.969cm" svg:x2="5.885cm" svg:y2="9.472cm"><text:p/></draw:line><draw:line text:anchor-type="paragraph" draw:z-index="9" draw:name="Forma3" draw:style-name="gr2" draw:text-style-name="P36" svg:x1="3.842cm" svg:y1="7.953cm" svg:x2="2.422cm" svg:y2="9.373cm"><text:p/></draw:line>AST:IF(==($r1,C)<text:span text:style-name="T1">,</text:span><text:span text:style-name="T5"> <text:s text:c="7"/></text:span><text:span text:style-name="T1">,</text:span><text:span text:style-name="T3"> <text:s text:c="6"/></text:span><text:span text:style-name="T1">)</text:span></text:p>
      <text:p text:style-name="P24"><text:span text:style-name="T1">Código:</text:span></text:p>
      <text:list xml:id="list114145511920119" text:continue-numbering="true" text:style-name="L1">
        <text:list-item>
          <text:p text:style-name="P19">addi $t,$zero,C</text:p>
        </text:list-item>
        <text:list-item>
          <text:p text:style-name="P11">bne $r1, $<text:span text:style-name="T6">t</text:span>, <text:span text:style-name="T1">else</text:span></text:p>
        </text:list-item>
        <text:list-item>
          <text:p text:style-name="P15"><text:tab/><text:tab/></text:p>
        </text:list-item>
        <text:list-item>
          <text:p text:style-name="P3">j fim_if</text:p>
        </text:list-item>
        <text:list-item>
          <text:p text:style-name="P3">else: <text:span text:style-name="T2"><text:tab/><text:tab/></text:span></text:p>
        </text:list-item>
      </text:list>
      <text:p text:style-name="P6">fim_if:</text:p>
      <text:p text:style-name="P18">AST:</text:p>
      <text:p text:style-name="P1"/>
      <text:p text:style-name="P1"/>
      <text:p text:style-name="P1"/>
      <text:h text:style-name="P33" text:outline-level="2"><draw:custom-shape text:anchor-type="paragraph" draw:z-index="10" draw:name="Forma1" draw:style-name="gr1" draw:text-style-name="P36" svg:width="1.094cm" svg:height="1.094cm" svg:x="3.565cm" svg:y="6.941cm"><text:p text:style-name="P36">!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1" draw:style-name="gr1" draw:text-style-name="P36" svg:width="1.094cm" svg:height="1.094cm" svg:x="5.565cm" svg:y="8.941cm"><text:p text:style-name="P36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1" draw:style-name="gr1" draw:text-style-name="P36" svg:width="1.094cm" svg:height="1.094cm" svg:x="1.565cm" svg:y="8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Forma3" draw:style-name="gr2" draw:text-style-name="P36" svg:x1="3.842cm" svg:y1="7.953cm" svg:x2="2.422cm" svg:y2="9.373cm"><text:p/></draw:line><draw:line text:anchor-type="paragraph" draw:z-index="14" draw:name="Forma2" draw:style-name="gr2" draw:text-style-name="P36" svg:x1="4.382cm" svg:y1="7.969cm" svg:x2="5.885cm" svg:y2="9.472cm"><text:p/></draw:line><text:span text:style-name="T1">1.2.IF !=</text:span></text:h>
      <text:p text:style-name="Text_20_body"><text:span text:style-name="T1">AST:IF(!=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24"><text:span text:style-name="T1">Código:</text:span></text:p>
      <text:list xml:id="list114145464130049" text:continue-numbering="true" text:style-name="L1">
        <text:list-item>
          <text:p text:style-name="P11">b<text:span text:style-name="T6">eq</text:span> $r1, $<text:span text:style-name="T6">r2</text:span>, <text:span text:style-name="T1">else</text:span></text:p>
        </text:list-item>
        <text:list-item>
          <text:p text:style-name="P15"><text:tab/><text:tab/></text:p>
        </text:list-item>
        <text:list-item>
          <text:p text:style-name="P3">j fim_if</text:p>
        </text:list-item>
        <text:list-item>
          <text:p text:style-name="P3">else: <text:span text:style-name="T2"><text:tab/><text:tab/></text:span></text:p>
        </text:list-item>
      </text:list>
      <text:p text:style-name="P6">fim_if:</text:p>
      <text:p text:style-name="P18">AST:</text:p>
      <text:p text:style-name="P18"/>
      <text:p text:style-name="P18"/>
      <text:p text:style-name="P18"/>
      <text:p text:style-name="P18"/>
      <text:p text:style-name="P18"/>
      <text:p text:style-name="P24"><text:span text:style-name="T1">AST:IF(!=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24"><text:span text:style-name="T1">Código:</text:span></text:p>
      <text:list xml:id="list114146295489812" text:continue-numbering="true" text:style-name="L1">
        <text:list-item>
          <text:p text:style-name="P19">addi $t, $zero,C</text:p>
        </text:list-item>
        <text:list-item>
          <text:p text:style-name="P11">b<text:span text:style-name="T6">eq</text:span> $r1, $<text:span text:style-name="T6">t</text:span>, <text:span text:style-name="T1">else</text:span></text:p>
        </text:list-item>
        <text:list-item>
          <text:p text:style-name="P15"><text:tab/><text:tab/></text:p>
        </text:list-item>
        <text:list-item>
          <text:p text:style-name="P3">j fim_if</text:p>
        </text:list-item>
        <text:list-item>
          <text:p text:style-name="P3">else: <text:span text:style-name="T2"><text:tab/><text:tab/></text:span></text:p>
        </text:list-item>
      </text:list>
      <text:p text:style-name="P6">fim_if:</text:p>
      <text:p text:style-name="P18"><draw:custom-shape text:anchor-type="paragraph" draw:z-index="15" draw:name="Forma1" draw:style-name="gr1" draw:text-style-name="P36" svg:width="1.094cm" svg:height="1.094cm" svg:x="2.565cm" svg:y="-0.06cm"><text:p text:style-name="P36">!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" draw:style-name="gr1" draw:text-style-name="P36" svg:width="1.094cm" svg:height="1.094cm" svg:x="4.565cm" svg:y="1.94cm"><text:p text:style-name="P36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a1" draw:style-name="gr1" draw:text-style-name="P36" svg:width="1.094cm" svg:height="1.094cm" svg:x="0.564cm" svg:y="1.94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Forma3" draw:style-name="gr2" draw:text-style-name="P36" svg:x1="2.842cm" svg:y1="0.953cm" svg:x2="1.422cm" svg:y2="2.373cm"><text:p/></draw:line><draw:line text:anchor-type="paragraph" draw:z-index="19" draw:name="Forma2" draw:style-name="gr2" draw:text-style-name="P36" svg:x1="3.381cm" svg:y1="0.968cm" svg:x2="4.884cm" svg:y2="2.471cm"><text:p/></draw:line>AST:</text:p>
      <text:p text:style-name="P18"/>
      <text:p text:style-name="P18"/>
      <text:p text:style-name="P18"/>
      <text:p text:style-name="P18"/>
      <text:p text:style-name="P18"/>
      <text:p text:style-name="P18"/>
      <text:h text:style-name="P33" text:outline-level="2"><draw:custom-shape text:anchor-type="paragraph" draw:z-index="20" draw:name="Forma1" draw:style-name="gr1" draw:text-style-name="P36" svg:width="1.094cm" svg:height="1.094cm" svg:x="3.565cm" svg:y="6.941cm"><text:p text:style-name="P36">&l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a1" draw:style-name="gr1" draw:text-style-name="P36" svg:width="1.094cm" svg:height="1.094cm" svg:x="5.565cm" svg:y="8.941cm"><text:p text:style-name="P36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a1" draw:style-name="gr1" draw:text-style-name="P36" svg:width="1.094cm" svg:height="1.094cm" svg:x="1.565cm" svg:y="8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Forma3" draw:style-name="gr2" draw:text-style-name="P36" svg:x1="3.842cm" svg:y1="7.953cm" svg:x2="2.422cm" svg:y2="9.373cm"><text:p/></draw:line><draw:line text:anchor-type="paragraph" draw:z-index="24" draw:name="Forma2" draw:style-name="gr2" draw:text-style-name="P36" svg:x1="4.382cm" svg:y1="7.969cm" svg:x2="5.885cm" svg:y2="9.472cm"><text:p/></draw:line><text:span text:style-name="T1">1.3. IF &lt;</text:span></text:h>
      <text:p text:style-name="P24"><text:span text:style-name="T1">AST:IF(&lt;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24"><text:span text:style-name="T1">Código:</text:span></text:p>
      <text:list xml:id="list114145543724522" text:continue-numbering="true" text:style-name="L1">
        <text:list-item>
          <text:p text:style-name="P19">slt $t,$r1,$r2</text:p>
        </text:list-item>
        <text:list-item>
          <text:p text:style-name="P11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15"><text:tab/><text:tab/></text:p>
        </text:list-item>
        <text:list-item>
          <text:p text:style-name="P3">j fim_if</text:p>
        </text:list-item>
        <text:list-item>
          <text:p text:style-name="P3">else: <text:span text:style-name="T2"><text:tab/><text:tab/></text:span></text:p>
        </text:list-item>
      </text:list>
      <text:p text:style-name="P6">fim_if</text:p>
      <text:p text:style-name="P18">AST:</text:p>
      <text:p text:style-name="P18"/>
      <text:p text:style-name="P18"/>
      <text:p text:style-name="P18"/>
      <text:p text:style-name="P18"/>
      <text:p text:style-name="P18"/>
      <text:p text:style-name="P24"><text:span text:style-name="T1">AST:IF(&lt;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24"><text:span text:style-name="T1">Código:</text:span></text:p>
      <text:list xml:id="list114144605932515" text:continue-numbering="true" text:style-name="L1">
        <text:list-item>
          <text:p text:style-name="P19">addi $t, $zero,C</text:p>
        </text:list-item>
        <text:list-item>
          <text:p text:style-name="P19">slt $t, $r1,$t</text:p>
        </text:list-item>
        <text:list-item>
          <text:p text:style-name="P11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15"><text:tab/><text:tab/></text:p>
        </text:list-item>
        <text:list-item>
          <text:p text:style-name="P3">j fim_if</text:p>
        </text:list-item>
        <text:list-item>
          <text:p text:style-name="P3">else: <text:span text:style-name="T2"><text:tab/><text:tab/></text:span></text:p>
        </text:list-item>
      </text:list>
      <text:p text:style-name="P6">fim_if:</text:p>
      <text:p text:style-name="P18"><draw:custom-shape text:anchor-type="paragraph" draw:z-index="25" draw:name="Forma1" draw:style-name="gr1" draw:text-style-name="P36" svg:width="1.094cm" svg:height="1.094cm" svg:x="2.565cm" svg:y="-0.06cm"><text:p text:style-name="P36">&l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orma1" draw:style-name="gr1" draw:text-style-name="P36" svg:width="1.094cm" svg:height="1.094cm" svg:x="4.565cm" svg:y="1.94cm"><text:p text:style-name="P36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Forma1" draw:style-name="gr1" draw:text-style-name="P36" svg:width="1.094cm" svg:height="1.094cm" svg:x="0.564cm" svg:y="1.94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Forma3" draw:style-name="gr2" draw:text-style-name="P36" svg:x1="2.842cm" svg:y1="0.953cm" svg:x2="1.422cm" svg:y2="2.373cm"><text:p/></draw:line><draw:line text:anchor-type="paragraph" draw:z-index="29" draw:name="Forma2" draw:style-name="gr2" draw:text-style-name="P36" svg:x1="3.381cm" svg:y1="0.968cm" svg:x2="4.884cm" svg:y2="2.471cm"><text:p/></draw:line>AST:</text:p>
      <text:p text:style-name="P18"/>
      <text:p text:style-name="P18"/>
      <text:p text:style-name="P18"/>
      <text:p text:style-name="P18"/>
      <text:p text:style-name="P18"/>
      <text:p text:style-name="P18"/>
      <text:h text:style-name="P33" text:outline-level="2"><draw:custom-shape text:anchor-type="paragraph" draw:z-index="30" draw:name="Forma1" draw:style-name="gr1" draw:text-style-name="P36" svg:width="1.094cm" svg:height="1.094cm" svg:x="3.565cm" svg:y="6.941cm"><text:p text:style-name="P36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Forma1" draw:style-name="gr1" draw:text-style-name="P36" svg:width="1.094cm" svg:height="1.094cm" svg:x="5.565cm" svg:y="8.941cm"><text:p text:style-name="P36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Forma1" draw:style-name="gr1" draw:text-style-name="P36" svg:width="1.094cm" svg:height="1.094cm" svg:x="1.565cm" svg:y="8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Forma3" draw:style-name="gr2" draw:text-style-name="P36" svg:x1="3.842cm" svg:y1="7.953cm" svg:x2="2.422cm" svg:y2="9.373cm"><text:p/></draw:line><draw:line text:anchor-type="paragraph" draw:z-index="34" draw:name="Forma2" draw:style-name="gr2" draw:text-style-name="P36" svg:x1="4.382cm" svg:y1="7.969cm" svg:x2="5.885cm" svg:y2="9.472cm"><text:p/></draw:line><text:span text:style-name="T1">1.4. IF &gt;</text:span></text:h>
      <text:p text:style-name="P24"><text:span text:style-name="T1">AST:IF(&gt;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24"><text:span text:style-name="T1">Código:</text:span></text:p>
      <text:list xml:id="list114145068837598" text:continue-numbering="true" text:style-name="L1">
        <text:list-item>
          <text:p text:style-name="P19">slt $t,$r2,$r1</text:p>
        </text:list-item>
        <text:list-item>
          <text:p text:style-name="P11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15"><text:tab/><text:tab/></text:p>
        </text:list-item>
        <text:list-item>
          <text:p text:style-name="P3">j fim_if</text:p>
        </text:list-item>
        <text:list-item>
          <text:p text:style-name="P3">else: <text:span text:style-name="T2"><text:tab/><text:tab/></text:span></text:p>
        </text:list-item>
      </text:list>
      <text:p text:style-name="P6">fim_if</text:p>
      <text:p text:style-name="P18">AST:</text:p>
      <text:p text:style-name="P18"/>
      <text:p text:style-name="P18"/>
      <text:p text:style-name="P18"/>
      <text:p text:style-name="P18"/>
      <text:p text:style-name="P18"/>
      <text:p text:style-name="P24"><text:span text:style-name="T1">AST:IF(&gt;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24"><text:span text:style-name="T1">Código:</text:span></text:p>
      <text:list xml:id="list114144563723125" text:continue-numbering="true" text:style-name="L1">
        <text:list-item>
          <text:p text:style-name="P19">addi $t, $zero,C</text:p>
        </text:list-item>
        <text:list-item>
          <text:p text:style-name="P19">slt $t, $t,$r1</text:p>
        </text:list-item>
        <text:list-item>
          <text:p text:style-name="P11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15"><text:tab/><text:tab/></text:p>
        </text:list-item>
        <text:list-item>
          <text:p text:style-name="P3">j fim_if</text:p>
        </text:list-item>
        <text:list-item>
          <text:p text:style-name="P3">else: <text:span text:style-name="T2"><text:tab/><text:tab/></text:span></text:p>
        </text:list-item>
      </text:list>
      <text:p text:style-name="P6">fim_if:</text:p>
      <text:p text:style-name="P18"><draw:custom-shape text:anchor-type="paragraph" draw:z-index="35" draw:name="Forma1" draw:style-name="gr1" draw:text-style-name="P36" svg:width="1.094cm" svg:height="1.094cm" svg:x="2.565cm" svg:y="-0.06cm"><text:p text:style-name="P36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a1" draw:style-name="gr1" draw:text-style-name="P36" svg:width="1.094cm" svg:height="1.094cm" svg:x="4.565cm" svg:y="1.94cm"><text:p text:style-name="P36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a1" draw:style-name="gr1" draw:text-style-name="P36" svg:width="1.094cm" svg:height="1.094cm" svg:x="0.564cm" svg:y="1.94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" draw:name="Forma3" draw:style-name="gr2" draw:text-style-name="P36" svg:x1="2.842cm" svg:y1="0.953cm" svg:x2="1.422cm" svg:y2="2.373cm"><text:p/></draw:line><draw:line text:anchor-type="paragraph" draw:z-index="39" draw:name="Forma2" draw:style-name="gr2" draw:text-style-name="P36" svg:x1="3.381cm" svg:y1="0.968cm" svg:x2="4.884cm" svg:y2="2.471cm"><text:p/></draw:line>AST:</text:p>
      <text:p text:style-name="P18"/>
      <text:p text:style-name="P18"/>
      <text:p text:style-name="P18"/>
      <text:p text:style-name="P18"/>
      <text:p text:style-name="P18"/>
      <text:p text:style-name="P18"/>
      <text:h text:style-name="P34" text:outline-level="2"><draw:custom-shape text:anchor-type="paragraph" draw:z-index="40" draw:name="Forma1" draw:style-name="gr1" draw:text-style-name="P36" svg:width="1.094cm" svg:height="1.094cm" svg:x="2.565cm" svg:y="7.941cm"><text:p text:style-name="P36">&lt;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a1" draw:style-name="gr1" draw:text-style-name="P36" svg:width="1.094cm" svg:height="1.094cm" svg:x="4.565cm" svg:y="9.941cm"><text:p text:style-name="P36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a1" draw:style-name="gr1" draw:text-style-name="P36" svg:width="1.094cm" svg:height="1.094cm" svg:x="0.564cm" svg:y="9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Forma3" draw:style-name="gr2" draw:text-style-name="P36" svg:x1="2.842cm" svg:y1="8.954cm" svg:x2="1.422cm" svg:y2="10.374cm"><text:p/></draw:line><draw:line text:anchor-type="paragraph" draw:z-index="44" draw:name="Forma2" draw:style-name="gr2" draw:text-style-name="P36" svg:x1="3.381cm" svg:y1="8.969cm" svg:x2="4.884cm" svg:y2="10.472cm"><text:p/></draw:line><text:span text:style-name="T1">1.5. IF &lt;=</text:span></text:h>
      <text:p text:style-name="P25"><text:span text:style-name="T1">AST:IF(&lt;=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25"><text:span text:style-name="T1">Código:</text:span></text:p>
      <text:list xml:id="list114145466456709" text:continue-numbering="true" text:style-name="L1">
        <text:list-item>
          <text:p text:style-name="P20">slt $t,$r1,$r2</text:p>
        </text:list-item>
        <text:list-item>
          <text:p text:style-name="P1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26">bne $r1,$r2,else</text:p>
        </text:list-item>
        <text:list-item>
          <text:p text:style-name="P16"><text:tab/><text:tab/></text:p>
        </text:list-item>
        <text:list-item>
          <text:p text:style-name="P4">j fim_if</text:p>
        </text:list-item>
        <text:list-item>
          <text:p text:style-name="P4">else: <text:span text:style-name="T2"><text:tab/><text:tab/></text:span></text:p>
        </text:list-item>
      </text:list>
      <text:p text:style-name="P7">fim_if</text:p>
      <text:p text:style-name="P22">AST:</text:p>
      <text:p text:style-name="P22"/>
      <text:p text:style-name="P22"/>
      <text:p text:style-name="P22"/>
      <text:p text:style-name="P22"/>
      <text:p text:style-name="P22"/>
      <text:p text:style-name="P25"><text:span text:style-name="T1">AST:IF(&lt;=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25"><text:span text:style-name="T1">Código:</text:span></text:p>
      <text:list xml:id="list114144642403746" text:continue-numbering="true" text:style-name="L1">
        <text:list-item>
          <text:p text:style-name="P20">addi $t, $zero,C</text:p>
        </text:list-item>
        <text:list-item>
          <text:p text:style-name="P26">bne $r1,$t,else</text:p>
        </text:list-item>
        <text:list-item>
          <text:p text:style-name="P20">slt $t, $r1,$t</text:p>
        </text:list-item>
        <text:list-item>
          <text:p text:style-name="P1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16"><text:tab/><text:tab/></text:p>
        </text:list-item>
        <text:list-item>
          <text:p text:style-name="P4">j fim_if</text:p>
        </text:list-item>
        <text:list-item>
          <text:p text:style-name="P4">else: <text:span text:style-name="T2"><text:tab/><text:tab/></text:span></text:p>
        </text:list-item>
      </text:list>
      <text:p text:style-name="P7">fim_if:</text:p>
      <text:p text:style-name="P22"><draw:custom-shape text:anchor-type="paragraph" draw:z-index="45" draw:name="Forma1" draw:style-name="gr1" draw:text-style-name="P36" svg:width="1.094cm" svg:height="1.094cm" svg:x="2.565cm" svg:y="-0.06cm"><text:p text:style-name="P36">&lt;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Forma1" draw:style-name="gr1" draw:text-style-name="P36" svg:width="1.094cm" svg:height="1.094cm" svg:x="4.565cm" svg:y="1.94cm"><text:p text:style-name="P36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Forma1" draw:style-name="gr1" draw:text-style-name="P36" svg:width="1.094cm" svg:height="1.094cm" svg:x="0.564cm" svg:y="1.94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Forma3" draw:style-name="gr2" draw:text-style-name="P36" svg:x1="2.842cm" svg:y1="0.953cm" svg:x2="1.422cm" svg:y2="2.373cm"><text:p/></draw:line><draw:line text:anchor-type="paragraph" draw:z-index="49" draw:name="Forma2" draw:style-name="gr2" draw:text-style-name="P36" svg:x1="3.381cm" svg:y1="0.968cm" svg:x2="4.884cm" svg:y2="2.471cm"><text:p/></draw:line>AST:</text:p>
      <text:p text:style-name="P22"/>
      <text:p text:style-name="P22"/>
      <text:p text:style-name="P22"/>
      <text:p text:style-name="P22"/>
      <text:h text:style-name="P34" text:outline-level="2"><draw:custom-shape text:anchor-type="paragraph" draw:z-index="50" draw:name="Forma1" draw:style-name="gr1" draw:text-style-name="P36" svg:width="1.094cm" svg:height="1.094cm" svg:x="2.565cm" svg:y="7.941cm"><text:p text:style-name="P36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Forma1" draw:style-name="gr1" draw:text-style-name="P36" svg:width="1.094cm" svg:height="1.094cm" svg:x="4.565cm" svg:y="9.941cm"><text:p text:style-name="P36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Forma1" draw:style-name="gr1" draw:text-style-name="P36" svg:width="1.094cm" svg:height="1.094cm" svg:x="0.564cm" svg:y="9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Forma3" draw:style-name="gr2" draw:text-style-name="P36" svg:x1="2.842cm" svg:y1="8.954cm" svg:x2="1.422cm" svg:y2="10.374cm"><text:p/></draw:line><draw:line text:anchor-type="paragraph" draw:z-index="54" draw:name="Forma2" draw:style-name="gr2" draw:text-style-name="P36" svg:x1="3.381cm" svg:y1="8.969cm" svg:x2="4.884cm" svg:y2="10.472cm"><text:p/></draw:line><text:span text:style-name="T1">1.6. IF &gt;</text:span></text:h>
      <text:p text:style-name="P25"><text:span text:style-name="T1">AST:IF(&gt;=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25"><text:span text:style-name="T1">Código:</text:span></text:p>
      <text:list xml:id="list114144844862789" text:continue-numbering="true" text:style-name="L1">
        <text:list-item>
          <text:p text:style-name="P26">bne $r1,$r2,else</text:p>
        </text:list-item>
        <text:list-item>
          <text:p text:style-name="P20">slt $t,$r2,$r1</text:p>
        </text:list-item>
        <text:list-item>
          <text:p text:style-name="P1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16"><text:tab/><text:tab/></text:p>
        </text:list-item>
        <text:list-item>
          <text:p text:style-name="P4">j fim_if</text:p>
        </text:list-item>
        <text:list-item>
          <text:p text:style-name="P4">else: <text:span text:style-name="T2"><text:tab/><text:tab/></text:span></text:p>
        </text:list-item>
      </text:list>
      <text:p text:style-name="P7">fim_if</text:p>
      <text:p text:style-name="P22">AST:</text:p>
      <text:p text:style-name="P22"/>
      <text:p text:style-name="P22"/>
      <text:p text:style-name="P22"/>
      <text:p text:style-name="P22"/>
      <text:p text:style-name="P25"><text:span text:style-name="T1">AST:IF(&lt;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25"><text:span text:style-name="T1">Código:</text:span></text:p>
      <text:list xml:id="list114146049193395" text:continue-numbering="true" text:style-name="L1">
        <text:list-item>
          <text:p text:style-name="P20">addi $t, $zero,C</text:p>
        </text:list-item>
        <text:list-item>
          <text:p text:style-name="P26">bne $r1,$t,else</text:p>
        </text:list-item>
        <text:list-item>
          <text:p text:style-name="P20">slt $t, $t,$r1</text:p>
        </text:list-item>
        <text:list-item>
          <text:p text:style-name="P1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16"><text:tab/><text:tab/></text:p>
        </text:list-item>
        <text:list-item>
          <text:p text:style-name="P4">j fim_if</text:p>
        </text:list-item>
        <text:list-item>
          <text:p text:style-name="P4">else: <text:span text:style-name="T2"><text:tab/><text:tab/></text:span></text:p>
        </text:list-item>
      </text:list>
      <text:p text:style-name="P7">fim_if:</text:p>
      <text:p text:style-name="P22"><draw:custom-shape text:anchor-type="paragraph" draw:z-index="55" draw:name="Forma1" draw:style-name="gr1" draw:text-style-name="P36" svg:width="1.094cm" svg:height="1.094cm" svg:x="2.565cm" svg:y="-0.06cm"><text:p text:style-name="P36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Forma1" draw:style-name="gr1" draw:text-style-name="P36" svg:width="1.094cm" svg:height="1.094cm" svg:x="4.565cm" svg:y="1.94cm"><text:p text:style-name="P36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Forma1" draw:style-name="gr1" draw:text-style-name="P36" svg:width="1.094cm" svg:height="1.094cm" svg:x="0.564cm" svg:y="1.94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8" draw:name="Forma3" draw:style-name="gr2" draw:text-style-name="P36" svg:x1="2.842cm" svg:y1="0.953cm" svg:x2="1.422cm" svg:y2="2.373cm"><text:p/></draw:line><draw:line text:anchor-type="paragraph" draw:z-index="59" draw:name="Forma2" draw:style-name="gr2" draw:text-style-name="P36" svg:x1="3.381cm" svg:y1="0.968cm" svg:x2="4.884cm" svg:y2="2.471cm"><text:p/></draw:line>AST: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h text:style-name="P34" text:outline-level="2"><text:span text:style-name="T1">1.7. IF &amp;&amp;</text:span></text:h>
      <text:p text:style-name="P25"><text:span text:style-name="T1">AST:IF(&amp;&amp;(&gt;($r1,$r2),&gt;($r1,C)),</text:span><text:span text:style-name="T5"> <text:s text:c="7"/></text:span><text:span text:style-name="T1">,</text:span><text:span text:style-name="T3"> <text:s text:c="6"/></text:span><text:span text:style-name="T1">)</text:span></text:p>
      <text:p text:style-name="P25"><text:span text:style-name="T1">Código:</text:span></text:p>
      <text:list xml:id="list114144536247837" text:continue-numbering="true" text:style-name="L1">
        <text:list-item>
          <text:p text:style-name="P21">addi $t, $zero,C</text:p>
        </text:list-item>
        <text:list-item>
          <text:p text:style-name="P21">slt $t, $t,$r1</text:p>
        </text:list-item>
        <text:list-item>
          <text:p text:style-name="P27">b<text:span text:style-name="T7">ne</text:span> $<text:span text:style-name="T6">t</text:span>, $<text:span text:style-name="T6">zero</text:span>, <text:span text:style-name="T1">else</text:span></text:p>
        </text:list-item>
        <text:list-item>
          <text:p text:style-name="P20">slt $t,$r2,$r1</text:p>
        </text:list-item>
        <text:list-item>
          <text:p text:style-name="P1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16"><text:tab/><text:tab/></text:p>
        </text:list-item>
        <text:list-item>
          <text:p text:style-name="P4">j fim_if</text:p>
        </text:list-item>
        <text:list-item>
          <text:p text:style-name="P4">else: <text:span text:style-name="T2"><text:tab/><text:tab/></text:span></text:p>
        </text:list-item>
      </text:list>
      <text:p text:style-name="P7">fim_if</text:p>
      <text:p text:style-name="P22">AST:</text:p>
      <text:p text:style-name="P22"><draw:custom-shape text:anchor-type="paragraph" draw:z-index="60" draw:name="Forma1" draw:style-name="gr1" draw:text-style-name="P36" svg:width="1.094cm" svg:height="1.094cm" svg:x="0.564cm" svg:y="1.94cm"><text:p text:style-name="P36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Forma1" draw:style-name="gr1" draw:text-style-name="P36" svg:width="1.094cm" svg:height="1.094cm" svg:x="2.565cm" svg:y="3.941cm"><text:p text:style-name="P36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Forma1" draw:style-name="gr1" draw:text-style-name="P36" svg:width="1.094cm" svg:height="1.094cm" svg:x="-1.436cm" svg:y="3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3" draw:name="Forma3" draw:style-name="gr2" draw:text-style-name="P36" svg:x1="0.841cm" svg:y1="2.953cm" svg:x2="-0.579cm" svg:y2="4.373cm"><text:p/></draw:line><draw:line text:anchor-type="paragraph" draw:z-index="64" draw:name="Forma2" draw:style-name="gr2" draw:text-style-name="P36" svg:x1="1.381cm" svg:y1="2.969cm" svg:x2="2.884cm" svg:y2="4.472cm"><text:p/></draw:line><draw:custom-shape text:anchor-type="paragraph" draw:z-index="65" draw:name="Forma1" draw:style-name="gr1" draw:text-style-name="P36" svg:width="1.094cm" svg:height="1.094cm" svg:x="6.565cm" svg:y="1.94cm"><text:p text:style-name="P36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Forma1" draw:style-name="gr1" draw:text-style-name="P36" svg:width="1.094cm" svg:height="1.094cm" svg:x="8.565cm" svg:y="3.941cm"><text:p text:style-name="P36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Forma1" draw:style-name="gr1" draw:text-style-name="P36" svg:width="1.094cm" svg:height="1.094cm" svg:x="4.565cm" svg:y="3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name="Forma3" draw:style-name="gr2" draw:text-style-name="P36" svg:x1="6.842cm" svg:y1="2.953cm" svg:x2="5.422cm" svg:y2="4.373cm"><text:p/></draw:line><draw:line text:anchor-type="paragraph" draw:z-index="69" draw:name="Forma2" draw:style-name="gr2" draw:text-style-name="P36" svg:x1="7.382cm" svg:y1="2.969cm" svg:x2="8.885cm" svg:y2="4.472cm"><text:p/></draw:line><draw:custom-shape text:anchor-type="paragraph" draw:z-index="70" draw:name="Forma1" draw:style-name="gr1" draw:text-style-name="P36" svg:width="1.094cm" svg:height="1.094cm" svg:x="3.565cm" svg:y="-1.06cm"><text:p text:style-name="P36">&amp;&amp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1" draw:name="Forma3" draw:style-name="gr2" draw:text-style-name="P36" svg:x1="3.842cm" svg:y1="-0.226cm" svg:x2="1.505cm" svg:y2="2.111cm"><text:p/></draw:line><draw:line text:anchor-type="paragraph" draw:z-index="72" draw:name="Forma4" draw:style-name="gr2" draw:text-style-name="P36" svg:x1="4.48cm" svg:y1="-0.198cm" svg:x2="6.757cm" svg:y2="2.079cm"><text:p/></draw:lin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5" text:outline-level="2"><text:span text:style-name="T1">1.7. IF | |</text:span></text:h>
      <text:p text:style-name="P29"><text:span text:style-name="T1">AST:IF(| |(&gt;($r1,$r2),&gt;($r1,C)),</text:span><text:span text:style-name="T5"> <text:s text:c="7"/></text:span><text:span text:style-name="T1">,</text:span><text:span text:style-name="T3"> <text:s text:c="6"/></text:span><text:span text:style-name="T1">)</text:span></text:p>
      <text:p text:style-name="P29"><text:span text:style-name="T1">Código:</text:span></text:p>
      <text:list xml:id="list114144760423768" text:continue-numbering="true" text:style-name="L1">
        <text:list-item>
          <text:p text:style-name="P21">addi $t, $zero,C</text:p>
        </text:list-item>
        <text:list-item>
          <text:p text:style-name="P21">slt $t, $t,$r1</text:p>
        </text:list-item>
        <text:list-item>
          <text:p text:style-name="P27">b<text:span text:style-name="T8">ne</text:span> $<text:span text:style-name="T6">t</text:span>, $<text:span text:style-name="T6">zero</text:span>, <text:span text:style-name="T8">then</text:span></text:p>
        </text:list-item>
        <text:list-item>
          <text:p text:style-name="P21">slt $t,$r2,$r1</text:p>
        </text:list-item>
        <text:list-item>
          <text:p text:style-name="P13">b<text:span text:style-name="T8">ne</text:span> $<text:span text:style-name="T6">t</text:span>, $<text:span text:style-name="T6">zero</text:span>, <text:span text:style-name="T8">then</text:span></text:p>
        </text:list-item>
        <text:list-item>
          <text:p text:style-name="P30">j else</text:p>
        </text:list-item>
        <text:list-item>
          <text:p text:style-name="P17"><text:span text:style-name="T9">then:</text:span><text:span text:style-name="T8"> <text:s/></text:span><text:tab/><text:tab/></text:p>
        </text:list-item>
        <text:list-item>
          <text:p text:style-name="P5">j fim_if</text:p>
        </text:list-item>
        <text:list-item>
          <text:p text:style-name="P5">else: <text:span text:style-name="T2"><text:tab/><text:tab/></text:span></text:p>
        </text:list-item>
      </text:list>
      <text:p text:style-name="P8">fim_if</text:p>
      <text:p text:style-name="P23">AST:</text:p>
      <text:p text:style-name="P23"><draw:custom-shape text:anchor-type="paragraph" draw:z-index="73" draw:name="Forma1" draw:style-name="gr1" draw:text-style-name="P36" svg:width="1.094cm" svg:height="1.094cm" svg:x="0.564cm" svg:y="1.94cm"><text:p text:style-name="P36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Forma1" draw:style-name="gr1" draw:text-style-name="P36" svg:width="1.094cm" svg:height="1.094cm" svg:x="2.565cm" svg:y="3.941cm"><text:p text:style-name="P36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Forma1" draw:style-name="gr1" draw:text-style-name="P36" svg:width="1.094cm" svg:height="1.094cm" svg:x="-1.436cm" svg:y="3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Forma3" draw:style-name="gr2" draw:text-style-name="P36" svg:x1="0.841cm" svg:y1="2.953cm" svg:x2="-0.579cm" svg:y2="4.373cm"><text:p/></draw:line><draw:line text:anchor-type="paragraph" draw:z-index="77" draw:name="Forma2" draw:style-name="gr2" draw:text-style-name="P36" svg:x1="1.381cm" svg:y1="2.969cm" svg:x2="2.884cm" svg:y2="4.472cm"><text:p/></draw:line><draw:custom-shape text:anchor-type="paragraph" draw:z-index="78" draw:name="Forma1" draw:style-name="gr1" draw:text-style-name="P36" svg:width="1.094cm" svg:height="1.094cm" svg:x="6.565cm" svg:y="1.94cm"><text:p text:style-name="P36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Forma1" draw:style-name="gr1" draw:text-style-name="P36" svg:width="1.094cm" svg:height="1.094cm" svg:x="8.565cm" svg:y="3.941cm"><text:p text:style-name="P36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Forma1" draw:style-name="gr1" draw:text-style-name="P36" svg:width="1.094cm" svg:height="1.094cm" svg:x="4.565cm" svg:y="3.941cm"><text:p text:style-name="P36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1" draw:name="Forma3" draw:style-name="gr2" draw:text-style-name="P36" svg:x1="6.842cm" svg:y1="2.953cm" svg:x2="5.422cm" svg:y2="4.373cm"><text:p/></draw:line><draw:line text:anchor-type="paragraph" draw:z-index="82" draw:name="Forma2" draw:style-name="gr2" draw:text-style-name="P36" svg:x1="7.382cm" svg:y1="2.969cm" svg:x2="8.885cm" svg:y2="4.472cm"><text:p/></draw:line><draw:custom-shape text:anchor-type="paragraph" draw:z-index="83" draw:name="Forma1" draw:style-name="gr1" draw:text-style-name="P36" svg:width="1.094cm" svg:height="1.094cm" svg:x="3.565cm" svg:y="-1.06cm"><text:p text:style-name="P36">| |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4" draw:name="Forma3" draw:style-name="gr2" draw:text-style-name="P36" svg:x1="3.842cm" svg:y1="-0.226cm" svg:x2="1.505cm" svg:y2="2.111cm"><text:p/></draw:line><draw:line text:anchor-type="paragraph" draw:z-index="85" draw:name="Forma4" draw:style-name="gr2" draw:text-style-name="P36" svg:x1="4.48cm" svg:y1="-0.198cm" svg:x2="6.757cm" svg:y2="2.079cm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55:45.605555528</meta:creation-date>
    <dc:date>2019-11-27T11:41:29.257897972</dc:date>
    <meta:editing-duration>PT3M1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1" meta:paragraph-count="161" meta:word-count="406" meta:character-count="2107" meta:non-whitespace-character-count="1623"/>
  </office:meta>
</office:document-meta>
</file>